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CA000001C13623714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033cm"/>
    </style:style>
    <style:style style:name="pr2" style:family="presentation" style:parent-style-name="Standard-outline1">
      <style:graphic-properties fo:min-height="12.573cm"/>
    </style:style>
    <style:style style:name="pr3" style:family="presentation" style:parent-style-name="Standard-notes">
      <style:graphic-properties draw:fill-color="#ffffff" fo:min-height="10.858cm"/>
    </style:style>
    <style:style style:name="P1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6.445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end"/>
    </style:style>
    <style:style style:name="P4" style:family="paragraph">
      <style:text-properties fo:color="#0000ff" fo:font-size="24pt" style:font-size-asian="24pt" style:font-size-complex="24pt"/>
    </style:style>
    <style:style style:name="P5" style:family="paragraph">
      <style:text-properties fo:font-size="12pt"/>
    </style:style>
    <style:style style:name="P6" style:family="paragraph">
      <style:paragraph-properties fo:margin-left="0.981cm" fo:margin-right="0cm" fo:text-indent="-0.697cm" style:text-autospace="none"/>
    </style:style>
    <style:style style:name="P7" style:family="paragraph">
      <style:paragraph-properties fo:margin-left="0.723cm" fo:margin-right="0cm" fo:text-indent="-0.723cm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1pt" fo:language="en" fo:country="GB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fo:font-size="11pt" fo:language="en" fo:country="GB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size="11pt" fo:language="de" fo:country="CH" fo:font-weight="normal" style:font-size-asian="11pt" style:font-weight-asian="normal" style:font-size-complex="11pt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/>
    </style:style>
    <style:style style:name="T7" style:family="text">
      <style:text-properties fo:font-family="Arial" style:font-family-generic="swiss" style:font-pitch="variable" fo:font-size="14pt" fo:language="en" fo:country="GB" fo:font-style="normal" fo:font-weight="normal" style:font-family-asian="'MS Sans Serif'" style:font-family-generic-asian="swiss" style:font-size-asian="14pt" style:font-style-asian="normal" style:font-weight-asian="normal" style:font-family-complex="'MS Sans Serif'" style:font-family-generic-complex="swiss" style:font-size-complex="14pt" style:font-style-complex="normal" style:font-weight-complex="normal"/>
    </style:style>
    <style:style style:name="T8" style:family="text">
      <style:text-properties fo:font-family="'MS Sans Serif'" style:font-family-generic="swiss" fo:font-size="8pt" style:font-family-asian="'MS Sans Serif'" style:font-family-generic-asian="swiss" style:font-size-asian="8pt" style:font-family-complex="'MS Sans Serif'" style:font-family-generic-complex="swiss" style:font-size-complex="4.59999990463257pt"/>
    </style:style>
    <style:style style:name="T9" style:family="text">
      <style:text-properties fo:language="de" fo:country="CH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28a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004cm" text:min-label-width="0.95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65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88cm" text:min-label-width="0.98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Titel der Präsentation, Autor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4cm" svg:height="2.133cm" svg:x="2.5cm" svg:y="3.523cm" presentation:class="title" presentation:user-transformed="true">
          <draw:text-box>
            <text:p text:style-name="P1">Static Code Analysis</text:p>
          </draw:text-box>
        </draw:frame>
        <draw:frame presentation:style-name="pr2" draw:text-style-name="P2" draw:layer="layout" svg:width="20.4cm" svg:height="13.735cm" svg:x="2.5cm" svg:y="4.871cm" presentation:class="outline" presentation:user-transformed="true">
          <draw:text-box>
            <text:p><text:span text:style-name="T1">Our SCA configurations are reduced to the essentials. Try to fix most of the warnings, obvious ones first!</text:span></text:p>
            <text:p><text:span text:style-name="T1">But you don't have to be dogmatic. Expect tools to display some false positives and warning overlaps</text:span><text:span text:style-name="T2">.</text:span></text:p>
            <text:p><text:span text:style-name="T3"/></text:p>
            <text:p><text:span text:style-name="T3">Checkstyle</text:span></text:p>
            <text:p><text:span text:style-name="T1">- Checks against subset of Sun/Oracle Java Coding Conventions</text:span></text:p>
            <text:p><text:span text:style-name="T1">- Eclipse Checkstyle Plug-in 5.6.0</text:span></text:p>
            <text:p><text:span text:style-name="T1">- Eclipse Software Site: </text:span><text:span text:style-name="T1"><text:a xlink:href="http://eclipse-cs.sf.net/update/">http://eclipse-cs.sf.net/update/</text:a></text:span></text:p>
            <text:p><text:span text:style-name="T1">- Configuration: OLAT-1013/eclipse-conf/staticcodeanalysis/checkstyle.xml</text:span></text:p>
            <text:p><text:span text:style-name="T3">FindBugs</text:span></text:p>
            <text:p><text:span text:style-name="T1">- Searches for bug patterns in Java code</text:span></text:p>
            <text:p><text:span text:style-name="T1">- Eclipse Findbugs Plug-in 2.0.1</text:span></text:p>
            <text:p><text:span text:style-name="T1">- Eclipse Software Site: </text:span><text:span text:style-name="T1"><text:a xlink:href="http://findbugs.cs.umd.edu/eclipse-candidate/">http://findbugs.cs.umd.edu/eclipse-candidate/</text:a></text:span></text:p>
            <text:p><text:span text:style-name="T1">- Configuration: OLAT-1013/eclipse-conf/staticcodeanalysis/findbugs.xml</text:span></text:p>
            <text:p><text:span text:style-name="T3">PMD</text:span></text:p>
            <text:p><text:span text:style-name="T1">- Searches for bad programming practices</text:span></text:p>
            <text:p><text:span text:style-name="T1">- Eclipse PMD Plug-in 3.2.6 </text:span></text:p>
            <text:p><text:span text:style-name="T1">- Eclipse Software Site: <text:s/></text:span><text:span text:style-name="T1"><text:a xlink:href="http://pmd.sourceforge.net/eclipse">http://pmd.sourceforge.net/eclipse</text:a></text:span></text:p>
            <text:p><text:span text:style-name="T1">- Configuration: OLAT-1013/eclipse-conf/staticcodeanalysis/PMD.xml</text:span></text:p>
            <text:list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12cm" svg:height="0.927cm" svg:x="13.5cm" svg:y="0.003cm">
          <draw:text-box>
            <text:p text:style-name="P3"><text:span text:style-name="T5">OLAT Technical Guidelines</text:span></text:p>
          </draw:text-box>
        </draw:frame>
        <presentation:notes draw:style-name="dp2">
          <draw:page-thumbnail draw:style-name="gr2" draw:layer="layout" svg:width="12.061cm" svg:height="9.046cm" svg:x="2.861cm" svg:y="1.811cm" draw:page-number="1" presentation:class="page"/>
          <draw:frame presentation:style-name="pr3" draw:text-style-name="P5" draw:layer="layout" svg:width="14.226cm" svg:height="10.858cm" svg:x="1.777cm" svg:y="11.46cm" presentation:class="notes" presentation:user-transformed="true">
            <draw:text-box>
              <text:p><text:span text:style-name="T6">Additionally, check for Java Compiler Warnings (eclipse Java Problems, see Markers View).</text:span></text:p>
            </draw:text-box>
          </draw:frame>
        </presentation:notes>
      </draw:page>
      <draw:page draw:name="page2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4cm" svg:height="2.133cm" svg:x="2.5cm" svg:y="3.523cm" presentation:class="title" presentation:user-transformed="true">
          <draw:text-box>
            <text:p text:style-name="P1">Javadoc General Rules</text:p>
          </draw:text-box>
        </draw:frame>
        <draw:frame presentation:style-name="pr2" draw:layer="layout" svg:width="20.37cm" svg:height="12.573cm" svg:x="2.53cm" svg:y="5.771cm" presentation:class="outline" presentation:user-transformed="true">
          <draw:text-box>
            <text:p text:style-name="P6"><text:span text:style-name="T7">- Adhering to general coding best practices helps keeping documentation efforts low:</text:span></text:p>
            <text:p text:style-name="P6"><text:span text:style-name="T7"><text:s text:c="2"/></text:span><text:span text:style-name="T7">* Separation of concerns</text:span></text:p>
            <text:p text:style-name="P6"><text:span text:style-name="T7"><text:s text:c="2"/></text:span><text:span text:style-name="T7">* no excessive class and method length</text:span></text:p>
            <text:p text:style-name="P6"><text:span text:style-name="T7"><text:s text:c="2"/></text:span><text:span text:style-name="T7">* meaningful naming (classes, variables, methods)</text:span></text:p>
            <text:p text:style-name="P6"><text:span text:style-name="T7">- Keep your documentation short but meaningful</text:span></text:p>
            <text:p text:style-name="P6"><text:span text:style-name="T7"><text:s text:c="2"/></text:span><text:span text:style-name="T7">* But note, this can even take more effort to produce than long and elaborative documentation!</text:span></text:p>
            <text:p text:style-name="P6"><text:span text:style-name="T7">- Focus on the non-obvious things</text:span></text:p>
            <text:p text:style-name="P6"><text:span text:style-name="T7"><text:s text:c="2"/></text:span><text:span text:style-name="T7">* But remember, obvious to you often may not be obvious to others</text:span></text:p>
            <text:p text:style-name="P6"><text:span text:style-name="T7">- Comment logic, not syntax, and do it only once, on a proper place.</text:span></text:p>
            <text:p text:style-name="P6"><text:span text:style-name="T8"/></text:p>
            <text:p text:style-name="P6"><text:span text:style-name="T7">&gt;&gt; OLAT Javadocs are reviewed just like code.</text:span></text:p>
            <text:list text:style-name="L2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12cm" svg:height="0.927cm" svg:x="13.5cm" svg:y="0.002cm">
          <draw:text-box>
            <text:p text:style-name="P3"><text:span text:style-name="T5">OLAT Technical Guidelines</text:span></text:p>
          </draw:text-box>
        </draw:frame>
        <presentation:notes draw:style-name="dp2">
          <draw:page-thumbnail draw:style-name="gr2" draw:layer="layout" svg:width="12.061cm" svg:height="9.046cm" svg:x="2.861cm" svg:y="1.811cm" draw:page-number="2" presentation:class="page"/>
          <draw:frame presentation:style-name="pr3" draw:text-style-name="P5" draw:layer="layout" svg:width="14.226cm" svg:height="10.858cm" svg:x="1.777cm" svg:y="11.4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4cm" svg:height="2.133cm" svg:x="2.5cm" svg:y="3.523cm" presentation:class="title" presentation:user-transformed="true">
          <draw:text-box>
            <text:p text:style-name="P1">Javadoc Guidelines</text:p>
          </draw:text-box>
        </draw:frame>
        <draw:frame presentation:style-name="pr2" draw:layer="layout" svg:width="20.4cm" svg:height="12.573cm" svg:x="2.5cm" svg:y="5.771cm" presentation:class="outline" presentation:user-transformed="true">
          <draw:text-box>
            <text:p text:style-name="P7"><text:span text:style-name="T7">1) Introduce a class header that explains the overall concern of the class and the <text:s/>@author tag <text:s/>as a minimum. </text:span></text:p>
            <text:p text:style-name="P7"><text:span text:style-name="T7">2) Document all public methods at least that explains overall concern.</text:span></text:p>
            <text:p text:style-name="P7"><text:span text:style-name="T7"><text:s text:c="3"/></text:span><text:span text:style-name="T7">* Document private and protected methods where reasonable.</text:span></text:p>
            <text:p text:style-name="P7"><text:span text:style-name="T7"><text:s text:c="3"/></text:span><text:span text:style-name="T7">* For getters and setters: describe the purpose of the property (if not obvious), not the getter/setter.</text:span></text:p>
            <text:p text:style-name="P7"><text:span text:style-name="T7"><text:s text:c="3"/></text:span><text:span text:style-name="T7">* Add @throws and @return. @params if they are not obvious.</text:span></text:p>
            <text:p text:style-name="P7"><text:span text:style-name="T7">3) Use @link as internal reference and @see to add references to external resources.</text:span></text:p>
            <text:p text:style-name="P7"><text:span text:style-name="T7">4) Use inline documentation whenever useful.</text:span></text:p>
            <text:list text:style-name="L2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12cm" svg:height="0.927cm" svg:x="13.5cm" svg:y="0.001cm">
          <draw:text-box>
            <text:p text:style-name="P3"><text:span text:style-name="T5">OLAT Technical Guidelines</text:span></text:p>
          </draw:text-box>
        </draw:frame>
        <presentation:notes draw:style-name="dp2">
          <draw:page-thumbnail draw:style-name="gr2" draw:layer="layout" svg:width="12.061cm" svg:height="9.046cm" svg:x="2.861cm" svg:y="1.811cm" draw:page-number="3" presentation:class="page"/>
          <draw:frame presentation:style-name="pr3" draw:text-style-name="P5" draw:layer="layout" svg:width="14.226cm" svg:height="10.858cm" svg:x="1.777cm" svg:y="11.4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 text:min-label-width="0.95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 text:min-label-width="0.9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2.107cm"/>
          <style:tab-stop style:position="4.647cm"/>
          <style:tab-stop style:position="7.187cm"/>
          <style:tab-stop style:position="9.727cm"/>
          <style:tab-stop style:position="12.267cm"/>
          <style:tab-stop style:position="14.807cm"/>
          <style:tab-stop style:position="17.347cm"/>
          <style:tab-stop style:position="19.887cm"/>
          <style:tab-stop style:position="22.427cm"/>
          <style:tab-stop style:position="24.967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horizontal-align="justify" draw:textarea-vertical-align="top" fo:padding-top="0.1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28a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8a5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/>
    </style:style>
    <style:style style:name="uzh_5f_praesentation_5f_d-background" style:display-name="uzh_praesentation_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zh_5f_praesentation_5f_d-backgroundobjects" style:display-name="uzh_praesentation_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uzh_5f_praesentation_5f_d-notes" style:display-name="uzh_praesentation_d-notes" style:family="presentation">
      <style:graphic-properties draw:stroke="none" draw:fill="none">
        <text:list-style style:name="uzh_5f_praesentation_5f_d-notes" style:display-name="uzh_praesentation_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uzh_5f_praesentation_5f_d-outline1" style:display-name="uzh_praesentation_d-outline1" style:family="presentation">
      <style:graphic-properties draw:stroke="none" draw:fill="none">
        <text:list-style style:name="uzh_5f_praesentation_5f_d-outline1" style:display-name="uzh_praesentation_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 text:min-label-width="0.95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 text:min-label-width="0.9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letter-kerning="true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/>
    </style:style>
    <style:style style:name="uzh_5f_praesentation_5f_d-outline2" style:display-name="uzh_praesentation_d-outline2" style:family="presentation" style:parent-style-name="uzh_5f_praesentation_5f_d-outline1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3" style:display-name="uzh_praesentation_d-outline3" style:family="presentation" style:parent-style-name="uzh_5f_praesentation_5f_d-outline2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4" style:display-name="uzh_praesentation_d-outline4" style:family="presentation" style:parent-style-name="uzh_5f_praesentation_5f_d-outline3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2.107cm"/>
          <style:tab-stop style:position="4.647cm"/>
          <style:tab-stop style:position="7.187cm"/>
          <style:tab-stop style:position="9.727cm"/>
          <style:tab-stop style:position="12.267cm"/>
          <style:tab-stop style:position="14.807cm"/>
          <style:tab-stop style:position="17.347cm"/>
          <style:tab-stop style:position="19.887cm"/>
          <style:tab-stop style:position="22.427cm"/>
          <style:tab-stop style:position="24.967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5" style:display-name="uzh_praesentation_d-outline5" style:family="presentation" style:parent-style-name="uzh_5f_praesentation_5f_d-outline4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6" style:display-name="uzh_praesentation_d-outline6" style:family="presentation" style:parent-style-name="uzh_5f_praesentation_5f_d-outline5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7" style:display-name="uzh_praesentation_d-outline7" style:family="presentation" style:parent-style-name="uzh_5f_praesentation_5f_d-outline6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8" style:display-name="uzh_praesentation_d-outline8" style:family="presentation" style:parent-style-name="uzh_5f_praesentation_5f_d-outline7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outline9" style:display-name="uzh_praesentation_d-outline9" style:family="presentation" style:parent-style-name="uzh_5f_praesentation_5f_d-outline8"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d-subtitle" style:display-name="uzh_praesentation_d-subtitle" style:family="presentation">
      <style:graphic-properties draw:stroke="none" draw:fill="none" draw:textarea-vertical-align="middle">
        <text:list-style style:name="uzh_5f_praesentation_5f_d-subtitle" style:display-name="uzh_praesentation_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letter-kerning="true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/>
    </style:style>
    <style:style style:name="uzh_5f_praesentation_5f_d-title" style:display-name="uzh_praesentation_d-title" style:family="presentation">
      <style:graphic-properties draw:stroke="none" draw:fill="none" draw:textarea-horizontal-align="justify" draw:textarea-vertical-align="top" fo:padding-top="0.1cm" fo:padding-bottom="0cm" fo:padding-left="0cm" fo:padding-right="0cm">
        <text:list-style style:name="uzh_5f_praesentation_5f_d-title" style:display-name="uzh_praesentation_d-title">
          <text:list-level-style-number text:level="1" style:num-format="">
            <style:list-level-properties/>
            <style:text-properties fo:color="#0028a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8a5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7.78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0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a3adb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28a5" draw:textarea-horizontal-align="justify" draw:textarea-vertical-align="top" draw:auto-grow-height="false" fo:padding-top="0.1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0028a5" draw:auto-grow-height="false" draw:auto-grow-width="false" fo:min-height="0.764cm" fo:min-width="0cm" fo:wrap-option="wrap"/>
    </style:style>
    <style:style style:name="Mpr2" style:family="presentation" style:parent-style-name="Standard-backgroundobjects">
      <style:graphic-properties draw:stroke="none" draw:fill="none" draw:fill-color="#0028a5" draw:auto-grow-height="false" draw:auto-grow-width="false" fo:min-height="1.526cm" fo:min-width="0cm" fo:wrap-option="wrap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r5" style:family="presentation" style:parent-style-name="uzh_5f_praesentation_5f_d-backgroundobjects">
      <style:graphic-properties draw:stroke="none" draw:fill="none" draw:fill-color="#0028a5" draw:auto-grow-height="false" draw:auto-grow-width="false" fo:min-height="0.602cm" fo:min-width="0cm" fo:wrap-option="wrap"/>
    </style:style>
    <style:style style:name="Mpr6" style:family="presentation" style:parent-style-name="uzh_5f_praesentation_5f_d-backgroundobjects">
      <style:graphic-properties draw:stroke="none" draw:fill="none" draw:fill-color="#bbe0e3" draw:textarea-horizontal-align="justify" draw:textarea-vertical-align="top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r7" style:family="presentation" style:parent-style-name="uzh_5f_praesentation_5f_d-backgroundobjects">
      <style:graphic-properties draw:stroke="none" draw:fill="none" draw:fill-color="#bbe0e3" draw:textarea-horizontal-align="justify" draw:textarea-vertical-align="bottom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308cm" fo:margin-bottom="0cm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1pt" fo:language="de" fo:country="CH" style:font-size-asian="11pt" style:font-size-complex="11pt"/>
    </style:style>
    <style:style style:name="MT5" style:family="text">
      <style:text-properties fo:font-family="Arial" style:font-family-generic="swiss" style:font-pitch="variable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389cm" svg:height="5.541cm" svg:x="1cm" svg:y="2.388cm"/>
      <draw:page-thumbnail draw:layer="backgroundobjects" svg:width="7.389cm" svg:height="5.541cm" svg:x="1cm" svg:y="9.294cm"/>
      <draw:page-thumbnail draw:layer="backgroundobjects" svg:width="7.389cm" svg:height="5.541cm" svg:x="1cm" svg:y="16.2cm"/>
      <draw:page-thumbnail draw:layer="backgroundobjects" svg:width="7.389cm" svg:height="5.541cm" svg:x="9.39cm" svg:y="2.388cm"/>
      <draw:page-thumbnail draw:layer="backgroundobjects" svg:width="7.389cm" svg:height="5.541cm" svg:x="9.39cm" svg:y="9.294cm"/>
      <draw:page-thumbnail draw:layer="backgroundobjects" svg:width="7.389cm" svg:height="5.541cm" svg:x="9.39cm" svg:y="16.2cm"/>
      <draw:frame draw:style-name="Mgr1" draw:text-style-name="MP1" draw:layer="backgroundobjects" svg:width="7.715cm" svg:height="1.2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7.715cm" svg:height="1.205cm" svg:x="10.0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7.715cm" svg:height="1.205cm" svg:x="0cm" svg:y="22.9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7.715cm" svg:height="1.205cm" svg:x="10.064cm" svg:y="22.92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4cm" svg:height="2.133cm" svg:x="2.5cm" svg:y="3.523cm" presentation:class="title" presentation:placeholder="true">
        <draw:text-box/>
      </draw:frame>
      <draw:frame presentation:style-name="Standard-outline1" draw:layer="backgroundobjects" svg:width="20.4cm" svg:height="12.573cm" svg:x="2.5cm" svg:y="6.125cm" presentation:class="outline" presentation:placeholder="true">
        <draw:text-box/>
      </draw:frame>
      <draw:frame presentation:style-name="Mpr1" draw:layer="backgroundobjects" svg:width="2.598cm" svg:height="0.763cm" svg:x="2.5cm" svg:y="18.124cm" presentation:class="date-time">
        <draw:text-box>
          <text:list text:style-name="ML1">
            <text:list-header>
              <text:p><text:span text:style-name="MT2"><text:date style:data-style-name="D3" text:date-value="2012-10-04">04/10/12</text:date></text:span></text:p>
            </text:list-header>
          </text:list>
        </draw:text-box>
      </draw:frame>
      <draw:frame presentation:style-name="Mpr2" draw:layer="backgroundobjects" svg:width="2.899cm" svg:height="1.525cm" svg:x="20cm" svg:y="18.124cm" presentation:class="page-number">
        <draw:text-box>
          <text:list text:style-name="ML1">
            <text:list-header>
              <text:p text:style-name="MP3"><text:span text:style-name="MT2">Seite </text:span><text:span text:style-name="MT2"><text:page-number>&lt;Nummer&gt;</text:page-number></text:span></text:p>
            </text:list-header>
          </text:list>
        </draw:text-box>
      </draw:frame>
      <draw:frame draw:style-name="Mgr3" draw:text-style-name="MP4" draw:layer="backgroundobjects" svg:width="5.19cm" svg:height="1.9cm" svg:x="0.45cm" svg:y="0.397cm">
        <draw:image xlink:href="Pictures/10000000000004CA000001C136237146.png" xlink:type="simple" xlink:show="embed" xlink:actuate="onLoad">
          <text:p/>
        </draw:image>
      </draw:frame>
      <draw:line draw:style-name="Mgr4" draw:text-style-name="MP4" draw:layer="backgroundobjects" svg:x1="0cm" svg:y1="3.126cm" svg:x2="25.4cm" svg:y2="3.126cm">
        <text:p/>
      </draw:line>
      <draw:custom-shape draw:style-name="Mgr5" draw:text-style-name="MP6" draw:layer="backgroundobjects" svg:width="20.4cm" svg:height="0.631cm" svg:x="2.5cm" svg:y="2.368cm">
        <text:list text:style-name="ML1">
          <text:list-header>
            <text:p text:style-name="MP5"><text:span text:style-name="MT3">Informatikdienst / MELS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7.78cm" svg:height="24.13cm" svg:x="0cm" svg:y="0cm">
          <text:p/>
        </draw:rect>
        <draw:frame presentation:style-name="Mpr3" draw:text-style-name="MP8" draw:layer="backgroundobjects" svg:width="7.704cm" svg:height="1.205cm" svg:x="0cm" svg:y="0cm" presentation:class="header">
          <draw:text-box>
            <text:list text:style-name="ML2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9" draw:layer="backgroundobjects" svg:width="7.704cm" svg:height="1.205cm" svg:x="10.072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061cm" svg:height="9.046cm" svg:x="2.861cm" svg:y="1.811cm" presentation:class="page"/>
        <draw:frame presentation:style-name="Standard-notes" draw:layer="backgroundobjects" svg:width="14.226cm" svg:height="10.858cm" svg:x="1.777cm" svg:y="11.46cm" presentation:class="notes" presentation:placeholder="true">
          <draw:text-box/>
        </draw:frame>
        <draw:frame presentation:style-name="Mpr4" draw:text-style-name="MP8" draw:layer="backgroundobjects" svg:width="7.704cm" svg:height="1.205cm" svg:x="0cm" svg:y="22.921cm" presentation:class="footer">
          <draw:text-box>
            <text:list text:style-name="ML2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4" draw:text-style-name="MP9" draw:layer="backgroundobjects" svg:width="7.704cm" svg:height="1.205cm" svg:x="10.072cm" svg:y="22.921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uzh_5f_praesentation_5f_d" style:display-name="uzh_praesentation_d" style:page-layout-name="PM1" draw:style-name="Mdp1">
      <draw:frame presentation:style-name="uzh_5f_praesentation_5f_d-title" draw:layer="backgroundobjects" svg:width="20.4cm" svg:height="3.6cm" svg:x="2.5cm" svg:y="5.524cm" presentation:class="title" presentation:placeholder="true">
        <draw:text-box/>
      </draw:frame>
      <draw:frame presentation:style-name="Mpr5" draw:text-style-name="MP8" draw:layer="backgroundobjects" svg:width="5.927cm" svg:height="0.601cm" svg:x="2.499cm" svg:y="18.124cm" presentation:class="date-time">
        <draw:text-box>
          <text:p text:style-name="MP8"><text:span text:style-name="MT5"><text:date style:data-style-name="D3" text:date-value="2012-10-04">04/10/12</text:date></text:span></text:p>
        </draw:text-box>
      </draw:frame>
      <draw:frame presentation:style-name="Mpr5" draw:text-style-name="MP9" draw:layer="backgroundobjects" svg:width="5.124cm" svg:height="0.601cm" svg:x="17.776cm" svg:y="18.124cm" presentation:class="page-number">
        <draw:text-box>
          <text:list text:style-name="ML2">
            <text:list-header>
              <text:p text:style-name="MP9"><text:span text:style-name="MT5">Seite </text:span><text:span text:style-name="MT5"><text:page-number>&lt;Nummer&gt;</text:page-number></text:span></text:p>
            </text:list-header>
          </text:list>
        </draw:text-box>
      </draw:frame>
      <draw:frame draw:style-name="Mgr3" draw:text-style-name="MP4" draw:layer="backgroundobjects" svg:width="5.19cm" svg:height="1.9cm" svg:x="0.45cm" svg:y="0.397cm">
        <draw:image xlink:href="Pictures/10000000000004CA000001C136237146.png" xlink:type="simple" xlink:show="embed" xlink:actuate="onLoad">
          <text:p/>
        </draw:image>
      </draw:frame>
      <draw:line draw:style-name="Mgr4" draw:text-style-name="MP4" draw:layer="backgroundobjects" svg:x1="0cm" svg:y1="3.126cm" svg:x2="25.4cm" svg:y2="3.126cm">
        <text:p/>
      </draw:line>
      <draw:custom-shape draw:style-name="Mgr5" draw:text-style-name="MP6" draw:layer="backgroundobjects" svg:width="20.4cm" svg:height="0.631cm" svg:x="2.5cm" svg:y="2.368cm">
        <text:list text:style-name="ML1">
          <text:list-header>
            <text:p text:style-name="MP5"><text:span text:style-name="MT3">Informatikdienst / MEL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uzh_5f_praesentation_5f_d-outline1" draw:layer="backgroundobjects" svg:width="20.5cm" svg:height="12.573cm" svg:x="2.5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7.78cm" svg:height="24.13cm" svg:x="0cm" svg:y="0cm">
          <text:p/>
        </draw:rect>
        <draw:frame presentation:style-name="Mpr6" draw:text-style-name="MP8" draw:layer="backgroundobjects" svg:width="7.704cm" svg:height="1.205cm" svg:x="0cm" svg:y="0cm" presentation:class="header">
          <draw:text-box>
            <text:list text:style-name="ML2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6" draw:text-style-name="MP9" draw:layer="backgroundobjects" svg:width="7.704cm" svg:height="1.205cm" svg:x="10.072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uzh_5f_praesentation_5f_d-title" draw:layer="backgroundobjects" svg:width="12.061cm" svg:height="9.046cm" svg:x="2.861cm" svg:y="1.811cm" presentation:class="page"/>
        <draw:frame presentation:style-name="uzh_5f_praesentation_5f_d-notes" draw:layer="backgroundobjects" svg:width="14.226cm" svg:height="10.858cm" svg:x="1.777cm" svg:y="11.46cm" presentation:class="notes" presentation:placeholder="true">
          <draw:text-box/>
        </draw:frame>
        <draw:frame presentation:style-name="Mpr7" draw:text-style-name="MP8" draw:layer="backgroundobjects" svg:width="7.704cm" svg:height="1.205cm" svg:x="0cm" svg:y="22.921cm" presentation:class="footer">
          <draw:text-box>
            <text:list text:style-name="ML2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7" draw:text-style-name="MP9" draw:layer="backgroundobjects" svg:width="7.704cm" svg:height="1.205cm" svg:x="10.072cm" svg:y="22.921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äsentation (d)</dc:title>
    <dc:description>Vorlage uzh_praesentation_d OpenOffice v1 6.5.2010</dc:description>
    <meta:creation-date>2010-11-04T15:52:42</meta:creation-date>
    <meta:editing-cycles>293</meta:editing-cycles>
    <meta:editing-duration>P7DT3H16M28S</meta:editing-duration>
    <meta:generator>OpenOffice.org/3.4$Win32 OpenOffice.org_project/340m1$Build-9590</meta:generator>
    <dc:date>2012-10-04T09:50:53.65</dc:date>
    <dc:creator>Sebastian Hagen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